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1" svg:font-family="'Courier New', 'Courier New'" style:font-family-generic="roman"/>
    <style:font-face style:name="TimesNewRoman" svg:font-family="TimesNewRoman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font-size="10pt" style:font-size-asian="10pt" style:font-size-complex="10pt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Preformatted_20_Text">
      <style:paragraph-properties fo:margin-left="0cm" fo:margin-right="0cm" fo:margin-top="0cm" fo:margin-bottom="0.499cm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fo:text-indent="0cm" style:auto-text-indent="false"/>
    </style:style>
    <style:style style:name="P5" style:family="paragraph" style:parent-style-name="Default" style:list-style-name="">
      <style:paragraph-properties style:text-autospace="none"/>
      <style:text-properties fo:color="#000000" style:font-name="Courier New1" fo:font-size="8pt" style:font-name-asian="Courier New1" style:font-size-asian="8pt" style:font-name-complex="Courier New1" style:font-size-complex="8pt"/>
    </style:style>
    <style:style style:name="P6" style:family="paragraph" style:parent-style-name="Default" style:list-style-name="">
      <style:paragraph-properties style:text-autospace="none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P7" style:family="paragraph" style:parent-style-name="Default" style:list-style-name="">
      <style:paragraph-properties style:text-autospace="none"/>
      <style:text-properties style:font-name="Courier New" fo:font-size="10pt" style:font-size-asian="10pt" style:font-size-complex="10pt"/>
    </style:style>
    <style:style style:name="T1" style:family="text">
      <style:text-properties style:font-name="TimesNewRoman" fo:font-size="10pt" style:font-name-asian="TimesNewRoman" style:font-size-asian="10pt" style:font-name-complex="TimesNewRoman" style:font-size-complex="10pt"/>
    </style:style>
    <style:style style:name="T2" style:family="text">
      <style:text-properties fo:color="#008000"/>
    </style:style>
    <style:style style:name="T3" style:family="text">
      <style:text-properties fo:color="#c0c0c0"/>
    </style:style>
    <style:style style:name="T4" style:family="text">
      <style:text-properties fo:color="#000080"/>
    </style:style>
    <style:style style:name="T5" style:family="text">
      <style:text-properties fo:color="#000000" style:text-line-through-style="none" style:font-name="Courier New1" fo:font-size="8pt" style:text-underline-style="none" style:font-name-asian="Courier New1" style:font-size-asian="8pt" style:font-name-complex="Courier New1" style:font-size-complex="8pt"/>
    </style:style>
    <style:style style:name="T6" style:family="text">
      <style:text-properties fo:color="#000000" style:text-line-through-style="none" style:font-name="Courier New1" fo:font-size="8pt" style:text-underline-style="none" fo:font-weight="bold" style:font-name-asian="Courier New1" style:font-size-asian="8pt" style:font-weight-asian="bold" style:font-name-complex="Courier New1" style:font-size-complex="8pt" style:font-weight-complex="bold"/>
    </style:style>
    <style:style style:name="T7" style:family="text">
      <style:text-properties fo:color="#000000" style:text-line-through-style="none" style:font-name="Courier New1" fo:font-size="8pt" style:text-underline-style="none" fo:font-weight="normal" style:font-name-asian="Courier New1" style:font-size-asian="8pt" style:font-weight-asian="normal" style:font-name-complex="Courier New1" style:font-size-complex="8pt" style:font-weight-complex="normal"/>
    </style:style>
    <style:style style:name="T8" style:family="text">
      <style:text-properties fo:color="#000000" style:text-line-through-style="none" style:font-name="Courier New1" style:text-underline-style="none" style:font-name-asian="Courier New1" style:font-name-complex="Courier New1"/>
    </style:style>
    <style:style style:name="T9" style:family="text">
      <style:text-properties fo:color="#000000" style:text-line-through-style="none" style:font-name="Courier New1" style:text-underline-style="none" fo:font-weight="bold" style:font-name-asian="Courier New1" style:font-weight-asian="bold" style:font-name-complex="Courier New1" style:font-weight-complex="bold"/>
    </style:style>
    <style:style style:name="T10" style:family="text">
      <style:text-properties fo:color="#000000" style:text-line-through-style="none" style:font-name="Courier New1" style:text-underline-style="none" fo:font-weight="normal" style:font-name-asian="Courier New1" style:font-weight-asian="normal" style:font-name-complex="Courier New1" style:font-weight-complex="normal"/>
    </style:style>
    <style:style style:name="T11" style:family="text">
      <style:text-properties fo:color="#000000" style:text-line-through-style="none" style:text-underline-style="none" style:font-name-asian="Courier New1" style:font-name-complex="Courier New1"/>
    </style:style>
    <style:style style:name="T12" style:family="text">
      <style:text-properties fo:color="#000000" style:text-line-through-style="none" style:text-underline-style="none" fo:font-weight="bold" style:font-name-asian="Courier New1" style:font-weight-asian="bold" style:font-name-complex="Courier New1" style:font-weight-complex="bold"/>
    </style:style>
    <style:style style:name="T13" style:family="text">
      <style:text-properties fo:color="#000000" style:text-line-through-style="none" style:text-underline-style="none" fo:font-weight="normal" style:font-name-asian="Courier New1" style:font-weight-asian="normal" style:font-name-complex="Courier New1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TarotClub Book</text:p>
      <text:p text:style-name="Standard"/>
      <text:p text:style-name="Standard">Sommaire</text:p>
      <text:p text:style-name="Standard"/>
      <text:p text:style-name="Standard">Présentation du jeu</text:p>
      <text:p text:style-name="Standard"/>
      <text:p text:style-name="Standard">Le client graphique</text:p>
      <text:p text:style-name="Standard">Le serveur</text:p>
      <text:p text:style-name="Standard">L'éditeur de scripts d'IA</text:p>
      <text:p text:style-name="Standard"/>
      <text:p text:style-name="Standard">Scripts IA</text:p>
      <text:p text:style-name="Standard"/>
      <text:p text:style-name="Standard"/>
      <text:p text:style-name="Standard">Network protocol</text:p>
      <text:p text:style-name="Standard"/>
      <text:p text:style-name="Preformatted_20_Text">TarotClubProtocol DEFINITIONS ::= BEGIN</text:p>
      <text:p text:style-name="P5"/>
      <text:p text:style-name="P6">-- Useful types </text:p>
      <text:p text:style-name="P7"><text:span text:style-name="T11">Integer8 ::= </text:span><text:span text:style-name="T12">INTEGER</text:span><text:span text:style-name="T13">(-128..127) </text:span></text:p>
      <text:p text:style-name="P7"><text:span text:style-name="T13">Integer16 ::= </text:span><text:span text:style-name="T12">INTEGER</text:span><text:span text:style-name="T13">(-32768..32767) </text:span></text:p>
      <text:p text:style-name="P7"><text:span text:style-name="T13">Integer32 ::= </text:span><text:span text:style-name="T12">INTEGER</text:span><text:span text:style-name="T13">(-2147483648..2147483647) </text:span></text:p>
      <text:p text:style-name="P7"><text:span text:style-name="T13">Integer64 ::= </text:span><text:span text:style-name="T12">INTEGER</text:span><text:span text:style-name="T13">(-9223372036854775808..9223372036854775807) </text:span></text:p>
      <text:p text:style-name="P7"><text:span text:style-name="T13">Unsigned8 ::= </text:span><text:span text:style-name="T12">INTEGER</text:span><text:span text:style-name="T13">(0..255) </text:span></text:p>
      <text:p text:style-name="P7"><text:span text:style-name="T13">Unsigned16 ::= </text:span><text:span text:style-name="T12">INTEGER</text:span><text:span text:style-name="T13">(0..65535) </text:span></text:p>
      <text:p text:style-name="P7"><text:span text:style-name="T13">Unsigned32 ::= </text:span><text:span text:style-name="T12">INTEGER</text:span><text:span text:style-name="T13">(0..4294967295) </text:span></text:p>
      <text:p text:style-name="P7"><text:span text:style-name="T13">Unsigned64 ::= </text:span><text:span text:style-name="T12">INTEGER</text:span><text:span text:style-name="T13">(0..18446744073709551615) </text:span></text:p>
      <text:p text:style-name="P1"/>
      <text:p text:style-name="Preformatted_20_Text"/>
      <text:p text:style-name="Preformatted_20_Text">TarotClubPDU ::= CHOICE {</text:p>
      <text:p text:style-name="Preformatted_20_Text"/>
      <text:p text:style-name="Preformatted_20_Text">–- Client to server</text:p>
      <text:p text:style-name="Preformatted_20_Text"><text:tab/>clientMessagePDU<text:tab/><text:tab/>[16] ClientMessagePDU</text:p>
      <text:p text:style-name="P4"><text:span text:style-name="T2"/></text:p>
      <text:p text:style-name="Preformatted_20_Text"/>
      <text:p text:style-name="Preformatted_20_Text"/>
      <text:p text:style-name="Preformatted_20_Text">}</text:p>
      <text:p text:style-name="Preformatted_20_Text"/>
      <text:p text:style-name="Preformatted_20_Text"><text:s text:c="4"/>FooQuestion ::= SEQUENCE {</text:p>
      <text:p text:style-name="Preformatted_20_Text"><text:s text:c="8"/>trackingNumber INTEGER,</text:p>
      <text:p text:style-name="Preformatted_20_Text"><text:s text:c="8"/>question <text:s text:c="6"/><text:span text:style-name="T1">UTF8String</text:span></text:p>
      <text:p text:style-name="Preformatted_20_Text"><text:s text:c="4"/>}</text:p>
      <text:p text:style-name="Preformatted_20_Text"/>
      <text:p text:style-name="Preformatted_20_Text"><text:s text:c="4"/>FooAnswer ::= SEQUENCE {</text:p>
      <text:p text:style-name="Preformatted_20_Text"><text:s text:c="8"/>questionNumber INTEGER,</text:p>
      <text:p text:style-name="Preformatted_20_Text"><text:s text:c="8"/>answer <text:s text:c="8"/>BOOLEAN</text:p>
      <text:p text:style-name="Preformatted_20_Text"><text:s text:c="4"/>}</text:p>
      <text:p text:style-name="Preformatted_20_Text"/>
      <text:p text:style-name="P2">END</text:p>
      <text:p text:style-name="Standard"/>
      <text:p text:style-name="P4"><text:span text:style-name="T2">//</text:span><text:span text:style-name="T3"> </text:span><text:span text:style-name="T2">client</text:span><text:span text:style-name="T3"> </text:span><text:span text:style-name="T2">-&gt;</text:span><text:span text:style-name="T3"> </text:span><text:span text:style-name="T2">server</text:span></text:p>
      <text:p text:style-name="P4"><text:span text:style-name="T4">#define</text:span><text:span text:style-name="T3"> </text:span>NET_CLIENT_MSG<text:span text:style-name="T3"> <text:s text:c="7"/></text:span><text:span text:style-name="T4">0x10</text:span></text:p>
      <text:p text:style-name="P4"><text:span text:style-name="T4">#define</text:span><text:span text:style-name="T3"> </text:span>NET_CLIENT_INFOS<text:span text:style-name="T3"> <text:s text:c="5"/></text:span><text:span text:style-name="T4">0x11</text:span></text:p>
      <text:p text:style-name="P4"><text:span text:style-name="T4">#define</text:span><text:span text:style-name="T3"> </text:span>NET_CLIENT_ENCHERE<text:span text:style-name="T3"> <text:s text:c="3"/></text:span><text:span text:style-name="T4">0x13</text:span></text:p>
      <text:p text:style-name="P4"><text:span text:style-name="T4">#define</text:span><text:span text:style-name="T3"> </text:span>NET_CLIENT_VU_CHIEN<text:span text:style-name="T3"> <text:s text:c="2"/></text:span><text:span text:style-name="T4">0x14</text:span><text:span text:style-name="T3"> <text:s/></text:span><text:span text:style-name="T2">//</text:span><text:span text:style-name="T3"> </text:span><text:span text:style-name="T2">tous</text:span><text:span text:style-name="T3"> </text:span><text:span text:style-name="T2">les</text:span><text:span text:style-name="T3"> </text:span><text:span text:style-name="T2">clients</text:span><text:span text:style-name="T3"> </text:span><text:span text:style-name="T2">doivent</text:span><text:span text:style-name="T3"> </text:span><text:span text:style-name="T2">prévenir</text:span><text:span text:style-name="T3"> </text:span><text:span text:style-name="T2">le</text:span><text:span text:style-name="T3"> </text:span><text:span text:style-name="T2">serveur</text:span><text:span text:style-name="T3"> </text:span><text:span text:style-name="T2">qu'ils</text:span><text:span text:style-name="T3"> </text:span><text:span text:style-name="T2">ont</text:span><text:span text:style-name="T3"> </text:span><text:span text:style-name="T2">bien</text:span><text:span text:style-name="T3"> </text:span><text:span text:style-name="T2">vus</text:span><text:span text:style-name="T3"> </text:span><text:span text:style-name="T2">le</text:span><text:span text:style-name="T3"> </text:span><text:span text:style-name="T2">chien</text:span></text:p>
      <text:p text:style-name="P4"><text:span text:style-name="T4">#define</text:span><text:span text:style-name="T3"> </text:span>NET_CLIENT_CHIEN<text:span text:style-name="T3"> <text:s text:c="5"/></text:span><text:span text:style-name="T4">0x15</text:span></text:p>
      <text:p text:style-name="P4"><text:span text:style-name="T4">#define</text:span><text:span text:style-name="T3"> </text:span>NET_CLIENT_CARTE<text:span text:style-name="T3"> <text:s text:c="5"/></text:span><text:span text:style-name="T4">0x16</text:span></text:p>
      <text:p text:style-name="P4"><text:soft-page-break/><text:span text:style-name="T4">#define</text:span><text:span text:style-name="T3"> </text:span>NET_CLIENT_VU_PLI<text:span text:style-name="T3"> <text:s text:c="4"/></text:span><text:span text:style-name="T4">0x17</text:span><text:span text:style-name="T3"> <text:s/></text:span><text:span text:style-name="T2">//</text:span><text:span text:style-name="T3"> </text:span><text:span text:style-name="T2">tous</text:span><text:span text:style-name="T3"> </text:span><text:span text:style-name="T2">les</text:span><text:span text:style-name="T3"> </text:span><text:span text:style-name="T2">clients</text:span><text:span text:style-name="T3"> </text:span><text:span text:style-name="T2">doivent</text:span><text:span text:style-name="T3"> </text:span><text:span text:style-name="T2">prévenir</text:span><text:span text:style-name="T3"> </text:span><text:span text:style-name="T2">le</text:span><text:span text:style-name="T3"> </text:span><text:span text:style-name="T2">serveur</text:span><text:span text:style-name="T3"> </text:span><text:span text:style-name="T2">qu'ils</text:span><text:span text:style-name="T3"> </text:span><text:span text:style-name="T2">ont</text:span><text:span text:style-name="T3"> </text:span><text:span text:style-name="T2">bien</text:span><text:span text:style-name="T3"> </text:span><text:span text:style-name="T2">vus</text:span><text:span text:style-name="T3"> </text:span><text:span text:style-name="T2">le</text:span><text:span text:style-name="T3"> </text:span><text:span text:style-name="T2">pli</text:span></text:p>
      <text:p text:style-name="P4"><text:span text:style-name="T4">#define</text:span><text:span text:style-name="T3"> </text:span>NET_CLIENT_POIGNEE<text:span text:style-name="T3"> <text:s text:c="3"/></text:span><text:span text:style-name="T4">0x18</text:span><text:span text:style-name="T3"> <text:s/></text:span><text:span text:style-name="T2">//</text:span><text:span text:style-name="T3"> </text:span><text:span text:style-name="T2">un</text:span><text:span text:style-name="T3"> </text:span><text:span text:style-name="T2">client</text:span><text:span text:style-name="T3"> </text:span><text:span text:style-name="T2">veut</text:span><text:span text:style-name="T3"> </text:span><text:span text:style-name="T2">déclarer</text:span><text:span text:style-name="T3"> </text:span><text:span text:style-name="T2">une</text:span><text:span text:style-name="T3"> </text:span><text:span text:style-name="T2">poignée</text:span></text:p>
      <text:p text:style-name="P3"><text:span text:style-name="T4">#define</text:span><text:span text:style-name="T3"> </text:span>NET_CLIENT_READY<text:span text:style-name="T3"> <text:s text:c="5"/></text:span><text:span text:style-name="T4">0x19</text:span></text:p>
      <text:p text:style-name="P4"><text:span text:style-name="T2">//</text:span><text:span text:style-name="T3"> </text:span><text:span text:style-name="T2">server</text:span><text:span text:style-name="T3"> </text:span><text:span text:style-name="T2">-&gt;</text:span><text:span text:style-name="T3"> </text:span><text:span text:style-name="T2">client</text:span></text:p>
      <text:p text:style-name="P4"><text:span text:style-name="T4">#define</text:span><text:span text:style-name="T3"> </text:span>NET_MESSAGE<text:span text:style-name="T3"> <text:s text:c="10"/></text:span><text:span text:style-name="T4">0x70</text:span></text:p>
      <text:p text:style-name="P4"><text:span text:style-name="T4">#define</text:span><text:span text:style-name="T3"> </text:span>NET_IDENTIFICATION<text:span text:style-name="T3"> <text:s text:c="3"/></text:span><text:span text:style-name="T4">0x71</text:span></text:p>
      <text:p text:style-name="P4"><text:span text:style-name="T4">#define</text:span><text:span text:style-name="T3"> </text:span>NET_LISTE_JOUEURS<text:span text:style-name="T3"> <text:s text:c="4"/></text:span><text:span text:style-name="T4">0x72</text:span></text:p>
      <text:p text:style-name="P4"><text:span text:style-name="T4">#define</text:span><text:span text:style-name="T3"> </text:span>NET_RECEPTION_CARTES<text:span text:style-name="T3"> <text:s/></text:span><text:span text:style-name="T4">0x73</text:span></text:p>
      <text:p text:style-name="P4"><text:span text:style-name="T4">#define</text:span><text:span text:style-name="T3"> </text:span>NET_SELECTION_JOUEUR<text:span text:style-name="T3"> <text:s/></text:span><text:span text:style-name="T4">0x74</text:span></text:p>
      <text:p text:style-name="P4"><text:span text:style-name="T4">#define</text:span><text:span text:style-name="T3"> </text:span>NET_DEMANDE_ENCHERE<text:span text:style-name="T3"> <text:s text:c="2"/></text:span><text:span text:style-name="T4">0x75</text:span></text:p>
      <text:p text:style-name="P4"><text:span text:style-name="T4">#define</text:span><text:span text:style-name="T3"> </text:span>NET_ENCHERE_JOUEUR<text:span text:style-name="T3"> <text:s text:c="3"/></text:span><text:span text:style-name="T4">0x76</text:span></text:p>
      <text:p text:style-name="P4"><text:span text:style-name="T4">#define</text:span><text:span text:style-name="T3"> </text:span>NET_MONTRE_CHIEN<text:span text:style-name="T3"> <text:s text:c="5"/></text:span><text:span text:style-name="T4">0x77</text:span></text:p>
      <text:p text:style-name="P4"><text:span text:style-name="T4">#define</text:span><text:span text:style-name="T3"> </text:span>NET_FAIT_CHIEN<text:span text:style-name="T3"> <text:s text:c="7"/></text:span><text:span text:style-name="T4">0x78</text:span></text:p>
      <text:p text:style-name="P4"><text:span text:style-name="T4">#define</text:span><text:span text:style-name="T3"> </text:span>NET_DEPART_DONNE<text:span text:style-name="T3"> <text:s text:c="5"/></text:span><text:span text:style-name="T4">0x79</text:span></text:p>
      <text:p text:style-name="P4"><text:span text:style-name="T4">#define</text:span><text:span text:style-name="T3"> </text:span>NET_JOUE_CARTE<text:span text:style-name="T3"> <text:s text:c="7"/></text:span><text:span text:style-name="T4">0x80</text:span></text:p>
      <text:p text:style-name="P4"><text:span text:style-name="T4">#define</text:span><text:span text:style-name="T3"> </text:span>NET_MONTRE_CARTE<text:span text:style-name="T3"> <text:s text:c="5"/></text:span><text:span text:style-name="T4">0x81</text:span></text:p>
      <text:p text:style-name="P4"><text:span text:style-name="T4">#define</text:span><text:span text:style-name="T3"> </text:span>NET_SERVER_WAIT_PLI<text:span text:style-name="T3"> <text:s text:c="2"/></text:span><text:span text:style-name="T4">0x82</text:span></text:p>
      <text:p text:style-name="P4"><text:span text:style-name="T4">#define</text:span><text:span text:style-name="T3"> </text:span>NET_FIN_DONNE<text:span text:style-name="T3"> <text:s text:c="8"/></text:span><text:span text:style-name="T4">0x83</text:span></text:p>
      <text:p text:style-name="P4"><text:span text:style-name="T4">#define</text:span><text:span text:style-name="T3"> </text:span>NET_SERVER_REDIST<text:span text:style-name="T3"> <text:s text:c="4"/></text:span><text:span text:style-name="T4">0x84</text:span><text:span text:style-name="T3"> <text:s/></text:span><text:span text:style-name="T2">//</text:span><text:span text:style-name="T3"> </text:span><text:span text:style-name="T2">tous</text:span><text:span text:style-name="T3"> </text:span><text:span text:style-name="T2">les</text:span><text:span text:style-name="T3"> </text:span><text:span text:style-name="T2">joueurs</text:span><text:span text:style-name="T3"> </text:span><text:span text:style-name="T2">ont</text:span><text:span text:style-name="T3"> </text:span><text:span text:style-name="T2">passé,</text:span><text:span text:style-name="T3"> </text:span><text:span text:style-name="T2">il</text:span><text:span text:style-name="T3"> </text:span><text:span text:style-name="T2">faut</text:span><text:span text:style-name="T3"> </text:span><text:span text:style-name="T2">relancer</text:span><text:span text:style-name="T3"> </text:span><text:span text:style-name="T2">une</text:span><text:span text:style-name="T3"> </text:span><text:span text:style-name="T2">distribution</text:span></text:p>
      <text:p text:style-name="P4"><text:span text:style-name="T4">#define</text:span><text:span text:style-name="T3"> </text:span>NET_SHOW_POIGNEE<text:span text:style-name="T3"> <text:s text:c="5"/></text:span><text:span text:style-name="T4">0x85</text:span><text:span text:style-name="T3"> <text:s/></text:span><text:span text:style-name="T2">//</text:span><text:span text:style-name="T3"> </text:span><text:span text:style-name="T2">montre</text:span><text:span text:style-name="T3"> </text:span><text:span text:style-name="T2">une</text:span><text:span text:style-name="T3"> </text:span><text:span text:style-name="T2">poignée</text:span><text:span text:style-name="T3"> </text:span><text:span text:style-name="T2">à</text:span><text:span text:style-name="T3"> </text:span><text:span text:style-name="T2">tous</text:span><text:span text:style-name="T3"> </text:span><text:span text:style-name="T2">les</text:span><text:span text:style-name="T3"> </text:span><text:span text:style-name="T2">joueurs</text:span></text:p>
      <text:p text:style-name="P4"><text:span text:style-name="T4">#define</text:span><text:span text:style-name="T3"> </text:span>NET_FIN_PARTIE<text:span text:style-name="T3"> <text:s text:c="7"/></text:span><text:span text:style-name="T4">0x86</text:span><text:span text:style-name="T3"> <text:s/></text:span><text:span text:style-name="T2">//</text:span><text:span text:style-name="T3"> </text:span><text:span text:style-name="T2">fin</text:span><text:span text:style-name="T3"> </text:span><text:span text:style-name="T2">du</text:span><text:span text:style-name="T3"> </text:span><text:span text:style-name="T2">tournoi</text:span></text:p>
      <text:p text:style-name="Preformatted_20_Text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1" svg:font-family="'Courier New', 'Courier New'" style:font-family-generic="roman"/>
    <style:font-face style:name="TimesNewRoman" svg:font-family="TimesNewRoman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ourier New1" fo:font-size="12pt" style:font-name-asian="Courier New1" style:font-size-asian="12pt" style:font-name-complex="Courier New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25T22:05:12</meta:creation-date>
    <dc:date>2010-08-13T17:56:12.89</dc:date>
    <meta:editing-duration>PT03H20M31S</meta:editing-duration>
    <meta:editing-cycles>3</meta:editing-cycles>
    <meta:generator>OpenOffice.org/3.2$Win32 OpenOffice.org_project/320m12$Build-9483</meta:generator>
    <meta:document-statistic meta:table-count="0" meta:image-count="0" meta:object-count="0" meta:page-count="2" meta:paragraph-count="59" meta:word-count="226" meta:character-count="2030"/>
  </office:meta>
</office:document-meta>
</file>